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Connection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ConfStoreConnectionFactory.guessDialect( DataSource data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bConfStoreConnectionFactory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ourceConnectionProvider.DataSourceConnec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ConfStoreConnectionFactory.DbConfStoreConnectionFactory( DataSource ds , Properties initialProps , boolean createData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SourceConnectionProvider.closeConnection( Connectio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nectionProvider.supportsAggressive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nectionProvid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ConfStoreConnectionFactory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nectionProvider.configure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